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73mm"/>
    </style:style>
    <style:style style:name="co2" style:family="table-column">
      <style:table-column-properties fo:break-before="auto" style:column-width="24.66mm"/>
    </style:style>
    <style:style style:name="co3" style:family="table-column">
      <style:table-column-properties fo:break-before="auto" style:column-width="33.16mm"/>
    </style:style>
    <style:style style:name="co4" style:family="table-column">
      <style:table-column-properties fo:break-before="auto" style:column-width="34.68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30.11mm"/>
    </style:style>
    <style:style style:name="co7" style:family="table-column">
      <style:table-column-properties fo:break-before="auto" style:column-width="29.02mm"/>
    </style:style>
    <style:style style:name="co8" style:family="table-column">
      <style:table-column-properties fo:break-before="auto" style:column-width="38.1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shapes>
          <draw:frame draw:z-index="0" draw:style-name="gr1" draw:text-style-name="P1" svg:width="159.99mm" svg:height="134.46mm" svg:x="313.57mm" svg:y="7.83mm">
            <draw:object draw:notify-on-update-of-ranges="res.D2:res.D11 res.A2:res.A2 res.F2:res.F11 res.A12:res.A12 res.F12:res.F21 res.A22:res.A22 res.F22:res.F28 res.A29:res.A29 res.F29:res.F34 res.A35:res.A35 res.F35:res.F44 res.A45:res.A45 res.F45:res.F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34.46mm" svg:x="313.85mm" svg:y="149.68mm">
            <draw:object draw:notify-on-update-of-ranges="res.D2:res.D11 res.A2:res.A2 res.I2:res.I11 res.A12:res.A12 res.I12:res.I21 res.A22:res.A22 res.I22:res.I28 res.A29:res.A29 res.I29:res.I34 res.A35:res.A35 res.I35:res.I44 res.A45:res.A45 res.I45:res.I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1.77mm" svg:height="163.76mm" svg:x="3.57mm" svg:y="247.69mm">
            <draw:object draw:notify-on-update-of-ranges="res.D2:res.D11 res.A2:res.A2 res.E2:res.E11 res.A12:res.A12 res.E12:res.E21 res.A22:res.A22 res.E22:res.E28 res.A29:res.A29 res.E29:res.E34 res.A35:res.A35 res.E35:res.E44 res.A45:res.A45 res.E45:res.E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134.46mm" svg:x="2.03mm" svg:y="420.12mm">
            <draw:object draw:notify-on-update-of-ranges="res.D2:res.D11 res.A2:res.A2 res.F2:res.F11 res.A12:res.A12 res.F12:res.F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134.46mm" svg:x="167.37mm" svg:y="421.07mm">
            <draw:object draw:notify-on-update-of-ranges="res.D2:res.D11 res.A2:res.A2 res.I2:res.I11 res.A12:res.A12 res.I12:res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8.43mm" svg:height="135.46mm" svg:x="330.41mm" svg:y="421.32mm">
            <draw:object draw:notify-on-update-of-ranges="res.D2:res.D11 res.A2:res.A2 res.E2:res.E11 res.A12:res.A12 res.E12:res.E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Тип запуска</text:p>
          </table:table-cell>
          <table:table-cell office:value-type="string" calcext:value-type="string">
            <text:p>Воркеры (шт)</text:p>
          </table:table-cell>
          <table:table-cell office:value-type="string" calcext:value-type="string">
            <text:p>Буфер канала (шт)</text:p>
          </table:table-cell>
          <table:table-cell office:value-type="string" calcext:value-type="string">
            <text:p>Объекты (шт)</text:p>
          </table:table-cell>
          <table:table-cell office:value-type="string" calcext:value-type="string">
            <text:p>Время работы (сек)</text:p>
          </table:table-cell>
          <table:table-cell office:value-type="string" calcext:value-type="string">
            <text:p>Alloc space (байт)</text:p>
          </table:table-cell>
          <table:table-cell office:value-type="string" calcext:value-type="string">
            <text:p>Alloc objects (шт)</text:p>
          </table:table-cell>
          <table:table-cell office:value-type="string" calcext:value-type="string">
            <text:p>Total alloc (байт)</text:p>
          </table:table-cell>
          <table:table-cell office:value-type="string" calcext:value-type="string">
            <text:p>System memory (байт)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581638" calcext:value-type="float">
            <text:p>0,000581638</text:p>
          </table:table-cell>
          <table:table-cell office:value-type="float" office:value="328472" calcext:value-type="float">
            <text:p>328472</text:p>
          </table:table-cell>
          <table:table-cell office:value-type="float" office:value="2214" calcext:value-type="float">
            <text:p>2214</text:p>
          </table:table-cell>
          <table:table-cell office:value-type="float" office:value="328472" calcext:value-type="float">
            <text:p>328472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3885487" calcext:value-type="float">
            <text:p>0,003885487</text:p>
          </table:table-cell>
          <table:table-cell office:value-type="float" office:value="3118984" calcext:value-type="float">
            <text:p>3118984</text:p>
          </table:table-cell>
          <table:table-cell office:value-type="float" office:value="21153" calcext:value-type="float">
            <text:p>21153</text:p>
          </table:table-cell>
          <table:table-cell office:value-type="float" office:value="3118984" calcext:value-type="float">
            <text:p>3118984</text:p>
          </table:table-cell>
          <table:table-cell office:value-type="float" office:value="2488568" calcext:value-type="float">
            <text:p>2488568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36666036" calcext:value-type="float">
            <text:p>0,036666036</text:p>
          </table:table-cell>
          <table:table-cell office:value-type="float" office:value="1765832" calcext:value-type="float">
            <text:p>1765832</text:p>
          </table:table-cell>
          <table:table-cell office:value-type="float" office:value="210244" calcext:value-type="float">
            <text:p>210244</text:p>
          </table:table-cell>
          <table:table-cell office:value-type="float" office:value="30997576" calcext:value-type="float">
            <text:p>30997576</text:p>
          </table:table-cell>
          <table:table-cell office:value-type="float" office:value="3143928" calcext:value-type="float">
            <text:p>3143928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352276278" calcext:value-type="float">
            <text:p>0,352276278</text:p>
          </table:table-cell>
          <table:table-cell office:value-type="float" office:value="1027576" calcext:value-type="float">
            <text:p>1027576</text:p>
          </table:table-cell>
          <table:table-cell office:value-type="float" office:value="2100319" calcext:value-type="float">
            <text:p>2100319</text:p>
          </table:table-cell>
          <table:table-cell office:value-type="float" office:value="309647176" calcext:value-type="float">
            <text:p>309647176</text:p>
          </table:table-cell>
          <table:table-cell office:value-type="float" office:value="3143928" calcext:value-type="float">
            <text:p>3143928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83730198" calcext:value-type="float">
            <text:p>1,183730198</text:p>
          </table:table-cell>
          <table:table-cell office:value-type="float" office:value="2154504" calcext:value-type="float">
            <text:p>2154504</text:p>
          </table:table-cell>
          <table:table-cell office:value-type="float" office:value="7000462" calcext:value-type="float">
            <text:p>7000462</text:p>
          </table:table-cell>
          <table:table-cell office:value-type="float" office:value="1032071368" calcext:value-type="float">
            <text:p>1032071368</text:p>
          </table:table-cell>
          <table:table-cell office:value-type="float" office:value="3143928" calcext:value-type="float">
            <text:p>3143928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.550375739" calcext:value-type="float">
            <text:p>3,550375739</text:p>
          </table:table-cell>
          <table:table-cell office:value-type="float" office:value="1294024" calcext:value-type="float">
            <text:p>1294024</text:p>
          </table:table-cell>
          <table:table-cell office:value-type="float" office:value="21000960" calcext:value-type="float">
            <text:p>21000960</text:p>
          </table:table-cell>
          <table:table-cell office:value-type="float" office:value="3096134784" calcext:value-type="float">
            <text:p>3096134784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.844487728" calcext:value-type="float">
            <text:p>6,844487728</text:p>
          </table:table-cell>
          <table:table-cell office:value-type="float" office:value="2635432" calcext:value-type="float">
            <text:p>2635432</text:p>
          </table:table-cell>
          <table:table-cell office:value-type="float" office:value="42001189" calcext:value-type="float">
            <text:p>42001189</text:p>
          </table:table-cell>
          <table:table-cell office:value-type="float" office:value="6192183784" calcext:value-type="float">
            <text:p>6192183784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.496873484" calcext:value-type="float">
            <text:p>11,496873484</text:p>
          </table:table-cell>
          <table:table-cell office:value-type="float" office:value="2488920" calcext:value-type="float">
            <text:p>2488920</text:p>
          </table:table-cell>
          <table:table-cell office:value-type="float" office:value="70001807" calcext:value-type="float">
            <text:p>70001807</text:p>
          </table:table-cell>
          <table:table-cell office:value-type="float" office:value="10320280248" calcext:value-type="float">
            <text:p>10320280248</text:p>
          </table:table-cell>
          <table:table-cell office:value-type="float" office:value="3143928" calcext:value-type="float">
            <text:p>3143928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2.178922701" calcext:value-type="float">
            <text:p>22,178922701</text:p>
          </table:table-cell>
          <table:table-cell office:value-type="float" office:value="2156856" calcext:value-type="float">
            <text:p>2156856</text:p>
          </table:table-cell>
          <table:table-cell office:value-type="float" office:value="140002625" calcext:value-type="float">
            <text:p>140002625</text:p>
          </table:table-cell>
          <table:table-cell office:value-type="float" office:value="20640447384" calcext:value-type="float">
            <text:p>20640447384</text:p>
          </table:table-cell>
          <table:table-cell office:value-type="float" office:value="2881784" calcext:value-type="float">
            <text:p>2881784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2.529649403" calcext:value-type="float">
            <text:p>32,529649403</text:p>
          </table:table-cell>
          <table:table-cell office:value-type="float" office:value="3062696" calcext:value-type="float">
            <text:p>3062696</text:p>
          </table:table-cell>
          <table:table-cell office:value-type="float" office:value="210003337" calcext:value-type="float">
            <text:p>210003337</text:p>
          </table:table-cell>
          <table:table-cell office:value-type="float" office:value="30960609352" calcext:value-type="float">
            <text:p>30960609352</text:p>
          </table:table-cell>
          <table:table-cell office:value-type="float" office:value="2881784" calcext:value-type="float">
            <text:p>2881784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868596" calcext:value-type="float">
            <text:p>0,000868596</text:p>
          </table:table-cell>
          <table:table-cell office:value-type="float" office:value="445608" calcext:value-type="float">
            <text:p>445608</text:p>
          </table:table-cell>
          <table:table-cell office:value-type="float" office:value="2542" calcext:value-type="float">
            <text:p>2542</text:p>
          </table:table-cell>
          <table:table-cell office:value-type="float" office:value="445608" calcext:value-type="float">
            <text:p>445608</text:p>
          </table:table-cell>
          <table:table-cell office:value-type="float" office:value="1964280" calcext:value-type="float">
            <text:p>1964280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6084562" calcext:value-type="float">
            <text:p>0,006084562</text:p>
          </table:table-cell>
          <table:table-cell office:value-type="float" office:value="3633464" calcext:value-type="float">
            <text:p>3633464</text:p>
          </table:table-cell>
          <table:table-cell office:value-type="float" office:value="22958" calcext:value-type="float">
            <text:p>22958</text:p>
          </table:table-cell>
          <table:table-cell office:value-type="float" office:value="3846472" calcext:value-type="float">
            <text:p>3846472</text:p>
          </table:table-cell>
          <table:table-cell office:value-type="float" office:value="2816248" calcext:value-type="float">
            <text:p>281624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77749814" calcext:value-type="float">
            <text:p>0,077749814</text:p>
          </table:table-cell>
          <table:table-cell office:value-type="float" office:value="3021336" calcext:value-type="float">
            <text:p>3021336</text:p>
          </table:table-cell>
          <table:table-cell office:value-type="float" office:value="220133" calcext:value-type="float">
            <text:p>220133</text:p>
          </table:table-cell>
          <table:table-cell office:value-type="float" office:value="33315240" calcext:value-type="float">
            <text:p>33315240</text:p>
          </table:table-cell>
          <table:table-cell office:value-type="float" office:value="3143928" calcext:value-type="float">
            <text:p>314392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654633125" calcext:value-type="float">
            <text:p>0,654633125</text:p>
          </table:table-cell>
          <table:table-cell office:value-type="float" office:value="8037784" calcext:value-type="float">
            <text:p>8037784</text:p>
          </table:table-cell>
          <table:table-cell office:value-type="float" office:value="2179249" calcext:value-type="float">
            <text:p>2179249</text:p>
          </table:table-cell>
          <table:table-cell office:value-type="float" office:value="320690952" calcext:value-type="float">
            <text:p>320690952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255582149" calcext:value-type="float">
            <text:p>2,255582149</text:p>
          </table:table-cell>
          <table:table-cell office:value-type="float" office:value="39346584" calcext:value-type="float">
            <text:p>39346584</text:p>
          </table:table-cell>
          <table:table-cell office:value-type="float" office:value="7347656" calcext:value-type="float">
            <text:p>7347656</text:p>
          </table:table-cell>
          <table:table-cell office:value-type="float" office:value="1078527960" calcext:value-type="float">
            <text:p>1078527960</text:p>
          </table:table-cell>
          <table:table-cell office:value-type="float" office:value="142706936" calcext:value-type="float">
            <text:p>142706936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.544524292" calcext:value-type="float">
            <text:p>6,544524292</text:p>
          </table:table-cell>
          <table:table-cell office:value-type="float" office:value="61947864" calcext:value-type="float">
            <text:p>61947864</text:p>
          </table:table-cell>
          <table:table-cell office:value-type="float" office:value="21971240" calcext:value-type="float">
            <text:p>21971240</text:p>
          </table:table-cell>
          <table:table-cell office:value-type="float" office:value="3205169128" calcext:value-type="float">
            <text:p>3205169128</text:p>
          </table:table-cell>
          <table:table-cell office:value-type="float" office:value="282745080" calcext:value-type="float">
            <text:p>282745080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2.720148912" calcext:value-type="float">
            <text:p>12,720148912</text:p>
          </table:table-cell>
          <table:table-cell office:value-type="float" office:value="41465416" calcext:value-type="float">
            <text:p>41465416</text:p>
          </table:table-cell>
          <table:table-cell office:value-type="float" office:value="43832224" calcext:value-type="float">
            <text:p>43832224</text:p>
          </table:table-cell>
          <table:table-cell office:value-type="float" office:value="6383525816" calcext:value-type="float">
            <text:p>6383525816</text:p>
          </table:table-cell>
          <table:table-cell office:value-type="float" office:value="211441664" calcext:value-type="float">
            <text:p>211441664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.462710736" calcext:value-type="float">
            <text:p>20,462710736</text:p>
          </table:table-cell>
          <table:table-cell office:value-type="float" office:value="49514184" calcext:value-type="float">
            <text:p>49514184</text:p>
          </table:table-cell>
          <table:table-cell office:value-type="float" office:value="72616623" calcext:value-type="float">
            <text:p>72616623</text:p>
          </table:table-cell>
          <table:table-cell office:value-type="float" office:value="10588534352" calcext:value-type="float">
            <text:p>10588534352</text:p>
          </table:table-cell>
          <table:table-cell office:value-type="float" office:value="282679544" calcext:value-type="float">
            <text:p>282679544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0.441293822" calcext:value-type="float">
            <text:p>40,441293822</text:p>
          </table:table-cell>
          <table:table-cell office:value-type="float" office:value="35493256" calcext:value-type="float">
            <text:p>35493256</text:p>
          </table:table-cell>
          <table:table-cell office:value-type="float" office:value="145023088" calcext:value-type="float">
            <text:p>145023088</text:p>
          </table:table-cell>
          <table:table-cell office:value-type="float" office:value="21140031048" calcext:value-type="float">
            <text:p>21140031048</text:p>
          </table:table-cell>
          <table:table-cell office:value-type="float" office:value="282286328" calcext:value-type="float">
            <text:p>28228632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60.073060964" calcext:value-type="float">
            <text:p>60,073060964</text:p>
          </table:table-cell>
          <table:table-cell office:value-type="float" office:value="42826152" calcext:value-type="float">
            <text:p>42826152</text:p>
          </table:table-cell>
          <table:table-cell office:value-type="float" office:value="217172920" calcext:value-type="float">
            <text:p>217172920</text:p>
          </table:table-cell>
          <table:table-cell office:value-type="float" office:value="31666560584" calcext:value-type="float">
            <text:p>31666560584</text:p>
          </table:table-cell>
          <table:table-cell office:value-type="float" office:value="282745080" calcext:value-type="float">
            <text:p>282745080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000536793" calcext:value-type="float">
            <text:p>0,000536793</text:p>
          </table:table-cell>
          <table:table-cell office:value-type="float" office:value="340728" calcext:value-type="float">
            <text:p>340728</text:p>
          </table:table-cell>
          <table:table-cell office:value-type="float" office:value="2268" calcext:value-type="float">
            <text:p>2268</text:p>
          </table:table-cell>
          <table:table-cell office:value-type="float" office:value="340728" calcext:value-type="float">
            <text:p>340728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.003256567" calcext:value-type="float">
            <text:p>0,003256567</text:p>
          </table:table-cell>
          <table:table-cell office:value-type="float" office:value="3194088" calcext:value-type="float">
            <text:p>3194088</text:p>
          </table:table-cell>
          <table:table-cell office:value-type="float" office:value="21183" calcext:value-type="float">
            <text:p>21183</text:p>
          </table:table-cell>
          <table:table-cell office:value-type="float" office:value="3194088" calcext:value-type="float">
            <text:p>3194088</text:p>
          </table:table-cell>
          <table:table-cell office:value-type="float" office:value="2226424" calcext:value-type="float">
            <text:p>2226424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0.034331658" calcext:value-type="float">
            <text:p>0,034331658</text:p>
          </table:table-cell>
          <table:table-cell office:value-type="float" office:value="6266096" calcext:value-type="float">
            <text:p>6266096</text:p>
          </table:table-cell>
          <table:table-cell office:value-type="float" office:value="210290" calcext:value-type="float">
            <text:p>210290</text:p>
          </table:table-cell>
          <table:table-cell office:value-type="float" office:value="31716840" calcext:value-type="float">
            <text:p>31716840</text:p>
          </table:table-cell>
          <table:table-cell office:value-type="float" office:value="3668216" calcext:value-type="float">
            <text:p>3668216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0.309904758" calcext:value-type="float">
            <text:p>0,309904758</text:p>
          </table:table-cell>
          <table:table-cell office:value-type="float" office:value="32695232" calcext:value-type="float">
            <text:p>32695232</text:p>
          </table:table-cell>
          <table:table-cell office:value-type="float" office:value="2100325" calcext:value-type="float">
            <text:p>2100325</text:p>
          </table:table-cell>
          <table:table-cell office:value-type="float" office:value="316839360" calcext:value-type="float">
            <text:p>316839360</text:p>
          </table:table-cell>
          <table:table-cell office:value-type="float" office:value="216342776" calcext:value-type="float">
            <text:p>216342776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.994988147" calcext:value-type="float">
            <text:p>0,994988147</text:p>
          </table:table-cell>
          <table:table-cell office:value-type="float" office:value="80207168" calcext:value-type="float">
            <text:p>80207168</text:p>
          </table:table-cell>
          <table:table-cell office:value-type="float" office:value="7000244" calcext:value-type="float">
            <text:p>7000244</text:p>
          </table:table-cell>
          <table:table-cell office:value-type="float" office:value="1056039024" calcext:value-type="float">
            <text:p>1056039024</text:p>
          </table:table-cell>
          <table:table-cell office:value-type="float" office:value="713272568" calcext:value-type="float">
            <text:p>713272568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float" office:value="3.010320432" calcext:value-type="float">
            <text:p>3,010320432</text:p>
          </table:table-cell>
          <table:table-cell office:value-type="float" office:value="217484456" calcext:value-type="float">
            <text:p>217484456</text:p>
          </table:table-cell>
          <table:table-cell office:value-type="float" office:value="21000252" calcext:value-type="float">
            <text:p>21000252</text:p>
          </table:table-cell>
          <table:table-cell office:value-type="float" office:value="3168045096" calcext:value-type="float">
            <text:p>3168045096</text:p>
          </table:table-cell>
          <table:table-cell office:value-type="float" office:value="2414443128" calcext:value-type="float">
            <text:p>2414443128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00000" calcext:value-type="float">
            <text:p>6000000</text:p>
          </table:table-cell>
          <table:table-cell office:value-type="float" office:value="5.973672896" calcext:value-type="float">
            <text:p>5,973672896</text:p>
          </table:table-cell>
          <table:table-cell office:value-type="float" office:value="865489384" calcext:value-type="float">
            <text:p>865489384</text:p>
          </table:table-cell>
          <table:table-cell office:value-type="float" office:value="42000211" calcext:value-type="float">
            <text:p>42000211</text:p>
          </table:table-cell>
          <table:table-cell office:value-type="float" office:value="6336041720" calcext:value-type="float">
            <text:p>6336041720</text:p>
          </table:table-cell>
          <table:table-cell office:value-type="float" office:value="5037011032" calcext:value-type="float">
            <text:p>5037011032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590777" calcext:value-type="float">
            <text:p>0,000590777</text:p>
          </table:table-cell>
          <table:table-cell office:value-type="float" office:value="474040" calcext:value-type="float">
            <text:p>474040</text:p>
          </table:table-cell>
          <table:table-cell office:value-type="float" office:value="2825" calcext:value-type="float">
            <text:p>2825</text:p>
          </table:table-cell>
          <table:table-cell office:value-type="float" office:value="474040" calcext:value-type="float">
            <text:p>474040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5731795" calcext:value-type="float">
            <text:p>0,005731795</text:p>
          </table:table-cell>
          <table:table-cell office:value-type="float" office:value="4168464" calcext:value-type="float">
            <text:p>4168464</text:p>
          </table:table-cell>
          <table:table-cell office:value-type="float" office:value="27265" calcext:value-type="float">
            <text:p>27265</text:p>
          </table:table-cell>
          <table:table-cell office:value-type="float" office:value="4640936" calcext:value-type="float">
            <text:p>4640936</text:p>
          </table:table-cell>
          <table:table-cell office:value-type="float" office:value="2554104" calcext:value-type="float">
            <text:p>2554104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50427868" calcext:value-type="float">
            <text:p>0,050427868</text:p>
          </table:table-cell>
          <table:table-cell office:value-type="float" office:value="33885992" calcext:value-type="float">
            <text:p>33885992</text:p>
          </table:table-cell>
          <table:table-cell office:value-type="float" office:value="270307" calcext:value-type="float">
            <text:p>270307</text:p>
          </table:table-cell>
          <table:table-cell office:value-type="float" office:value="46493072" calcext:value-type="float">
            <text:p>46493072</text:p>
          </table:table-cell>
          <table:table-cell office:value-type="float" office:value="73335032" calcext:value-type="float">
            <text:p>73335032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183841844" calcext:value-type="float">
            <text:p>0,183841844</text:p>
          </table:table-cell>
          <table:table-cell office:value-type="float" office:value="440675656" calcext:value-type="float">
            <text:p>440675656</text:p>
          </table:table-cell>
          <table:table-cell office:value-type="float" office:value="2700324" calcext:value-type="float">
            <text:p>2700324</text:p>
          </table:table-cell>
          <table:table-cell office:value-type="float" office:value="468262600" calcext:value-type="float">
            <text:p>468262600</text:p>
          </table:table-cell>
          <table:table-cell office:value-type="float" office:value="1751524600" calcext:value-type="float">
            <text:p>1751524600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68304183" calcext:value-type="float">
            <text:p>0,468304183</text:p>
          </table:table-cell>
          <table:table-cell office:value-type="float" office:value="1401355176" calcext:value-type="float">
            <text:p>1401355176</text:p>
          </table:table-cell>
          <table:table-cell office:value-type="float" office:value="9000338" calcext:value-type="float">
            <text:p>9000338</text:p>
          </table:table-cell>
          <table:table-cell office:value-type="float" office:value="1557221816" calcext:value-type="float">
            <text:p>1557221816</text:p>
          </table:table-cell>
          <table:table-cell office:value-type="float" office:value="5738986104" calcext:value-type="float">
            <text:p>5738986104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1.279683628" calcext:value-type="float">
            <text:p>21,279683628</text:p>
          </table:table-cell>
          <table:table-cell office:value-type="float" office:value="4355715168" calcext:value-type="float">
            <text:p>4355715168</text:p>
          </table:table-cell>
          <table:table-cell office:value-type="float" office:value="27000386" calcext:value-type="float">
            <text:p>27000386</text:p>
          </table:table-cell>
          <table:table-cell office:value-type="float" office:value="4674567696" calcext:value-type="float">
            <text:p>4674567696</text:p>
          </table:table-cell>
          <table:table-cell office:value-type="float" office:value="17984307208" calcext:value-type="float">
            <text:p>17984307208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362675" calcext:value-type="float">
            <text:p>0,000362675</text:p>
          </table:table-cell>
          <table:table-cell office:value-type="float" office:value="267912" calcext:value-type="float">
            <text:p>267912</text:p>
          </table:table-cell>
          <table:table-cell office:value-type="float" office:value="1008" calcext:value-type="float">
            <text:p>1008</text:p>
          </table:table-cell>
          <table:table-cell office:value-type="float" office:value="267912" calcext:value-type="float">
            <text:p>267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2036742" calcext:value-type="float">
            <text:p>0,002036742</text:p>
          </table:table-cell>
          <table:table-cell office:value-type="float" office:value="2503832" calcext:value-type="float">
            <text:p>2503832</text:p>
          </table:table-cell>
          <table:table-cell office:value-type="float" office:value="9235" calcext:value-type="float">
            <text:p>9235</text:p>
          </table:table-cell>
          <table:table-cell office:value-type="float" office:value="2503832" calcext:value-type="float">
            <text:p>2503832</text:p>
          </table:table-cell>
          <table:table-cell office:value-type="float" office:value="2226424" calcext:value-type="float">
            <text:p>2226424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22133145" calcext:value-type="float">
            <text:p>0,022133145</text:p>
          </table:table-cell>
          <table:table-cell office:value-type="float" office:value="2447416" calcext:value-type="float">
            <text:p>2447416</text:p>
          </table:table-cell>
          <table:table-cell office:value-type="float" office:value="91672" calcext:value-type="float">
            <text:p>91672</text:p>
          </table:table-cell>
          <table:table-cell office:value-type="float" office:value="24835128" calcext:value-type="float">
            <text:p>24835128</text:p>
          </table:table-cell>
          <table:table-cell office:value-type="float" office:value="2881784" calcext:value-type="float">
            <text:p>2881784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203672115" calcext:value-type="float">
            <text:p>0,203672115</text:p>
          </table:table-cell>
          <table:table-cell office:value-type="float" office:value="3364096" calcext:value-type="float">
            <text:p>3364096</text:p>
          </table:table-cell>
          <table:table-cell office:value-type="float" office:value="915246" calcext:value-type="float">
            <text:p>915246</text:p>
          </table:table-cell>
          <table:table-cell office:value-type="float" office:value="247836608" calcext:value-type="float">
            <text:p>247836608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92756129" calcext:value-type="float">
            <text:p>0,692756129</text:p>
          </table:table-cell>
          <table:table-cell office:value-type="float" office:value="3418752" calcext:value-type="float">
            <text:p>3418752</text:p>
          </table:table-cell>
          <table:table-cell office:value-type="float" office:value="3049681" calcext:value-type="float">
            <text:p>3049681</text:p>
          </table:table-cell>
          <table:table-cell office:value-type="float" office:value="826326176" calcext:value-type="float">
            <text:p>826326176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.824520971" calcext:value-type="float">
            <text:p>1,824520971</text:p>
          </table:table-cell>
          <table:table-cell office:value-type="float" office:value="2439952" calcext:value-type="float">
            <text:p>2439952</text:p>
          </table:table-cell>
          <table:table-cell office:value-type="float" office:value="9150817" calcext:value-type="float">
            <text:p>9150817</text:p>
          </table:table-cell>
          <table:table-cell office:value-type="float" office:value="2478685784" calcext:value-type="float">
            <text:p>2478685784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.629358219" calcext:value-type="float">
            <text:p>3,629358219</text:p>
          </table:table-cell>
          <table:table-cell office:value-type="float" office:value="3080944" calcext:value-type="float">
            <text:p>3080944</text:p>
          </table:table-cell>
          <table:table-cell office:value-type="float" office:value="18301189" calcext:value-type="float">
            <text:p>18301189</text:p>
          </table:table-cell>
          <table:table-cell office:value-type="float" office:value="4956518624" calcext:value-type="float">
            <text:p>4956518624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.91171149" calcext:value-type="float">
            <text:p>5,91171149</text:p>
          </table:table-cell>
          <table:table-cell office:value-type="float" office:value="2228608" calcext:value-type="float">
            <text:p>2228608</text:p>
          </table:table-cell>
          <table:table-cell office:value-type="float" office:value="30500319" calcext:value-type="float">
            <text:p>30500319</text:p>
          </table:table-cell>
          <table:table-cell office:value-type="float" office:value="8261102928" calcext:value-type="float">
            <text:p>8261102928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.902607278" calcext:value-type="float">
            <text:p>11,902607278</text:p>
          </table:table-cell>
          <table:table-cell office:value-type="float" office:value="3156272" calcext:value-type="float">
            <text:p>3156272</text:p>
          </table:table-cell>
          <table:table-cell office:value-type="float" office:value="60999725" calcext:value-type="float">
            <text:p>60999725</text:p>
          </table:table-cell>
          <table:table-cell office:value-type="float" office:value="16525351856" calcext:value-type="float">
            <text:p>16525351856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7.939238578" calcext:value-type="float">
            <text:p>17,939238578</text:p>
          </table:table-cell>
          <table:table-cell office:value-type="float" office:value="3153200" calcext:value-type="float">
            <text:p>3153200</text:p>
          </table:table-cell>
          <table:table-cell office:value-type="float" office:value="91498884" calcext:value-type="float">
            <text:p>91498884</text:p>
          </table:table-cell>
          <table:table-cell office:value-type="float" office:value="24788092176" calcext:value-type="float">
            <text:p>24788092176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638916" calcext:value-type="float">
            <text:p>0,000638916</text:p>
          </table:table-cell>
          <table:table-cell office:value-type="float" office:value="251320" calcext:value-type="float">
            <text:p>251320</text:p>
          </table:table-cell>
          <table:table-cell office:value-type="float" office:value="1041" calcext:value-type="float">
            <text:p>1041</text:p>
          </table:table-cell>
          <table:table-cell office:value-type="float" office:value="251320" calcext:value-type="float">
            <text:p>251320</text:p>
          </table:table-cell>
          <table:table-cell office:value-type="float" office:value="1964280" calcext:value-type="float">
            <text:p>1964280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2375298" calcext:value-type="float">
            <text:p>0,002375298</text:p>
          </table:table-cell>
          <table:table-cell office:value-type="float" office:value="1378024" calcext:value-type="float">
            <text:p>1378024</text:p>
          </table:table-cell>
          <table:table-cell office:value-type="float" office:value="6706" calcext:value-type="float">
            <text:p>6706</text:p>
          </table:table-cell>
          <table:table-cell office:value-type="float" office:value="1378024" calcext:value-type="float">
            <text:p>1378024</text:p>
          </table:table-cell>
          <table:table-cell office:value-type="float" office:value="2226424" calcext:value-type="float">
            <text:p>2226424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26000776" calcext:value-type="float">
            <text:p>0,026000776</text:p>
          </table:table-cell>
          <table:table-cell office:value-type="float" office:value="3105608" calcext:value-type="float">
            <text:p>3105608</text:p>
          </table:table-cell>
          <table:table-cell office:value-type="float" office:value="78575" calcext:value-type="float">
            <text:p>78575</text:p>
          </table:table-cell>
          <table:table-cell office:value-type="float" office:value="15276064" calcext:value-type="float">
            <text:p>15276064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348691252" calcext:value-type="float">
            <text:p>0,348691252</text:p>
          </table:table-cell>
          <table:table-cell office:value-type="float" office:value="35994800" calcext:value-type="float">
            <text:p>35994800</text:p>
          </table:table-cell>
          <table:table-cell office:value-type="float" office:value="803165" calcext:value-type="float">
            <text:p>803165</text:p>
          </table:table-cell>
          <table:table-cell office:value-type="float" office:value="157244760" calcext:value-type="float">
            <text:p>157244760</text:p>
          </table:table-cell>
          <table:table-cell office:value-type="float" office:value="72876280" calcext:value-type="float">
            <text:p>72876280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41703142" calcext:value-type="float">
            <text:p>1,241703142</text:p>
          </table:table-cell>
          <table:table-cell office:value-type="float" office:value="169566272" calcext:value-type="float">
            <text:p>169566272</text:p>
          </table:table-cell>
          <table:table-cell office:value-type="float" office:value="2524619" calcext:value-type="float">
            <text:p>2524619</text:p>
          </table:table-cell>
          <table:table-cell office:value-type="float" office:value="506922856" calcext:value-type="float">
            <text:p>506922856</text:p>
          </table:table-cell>
          <table:table-cell office:value-type="float" office:value="493306104" calcext:value-type="float">
            <text:p>493306104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.689095773" calcext:value-type="float">
            <text:p>3,689095773</text:p>
          </table:table-cell>
          <table:table-cell office:value-type="float" office:value="489923488" calcext:value-type="float">
            <text:p>489923488</text:p>
          </table:table-cell>
          <table:table-cell office:value-type="float" office:value="7519644" calcext:value-type="float">
            <text:p>7519644</text:p>
          </table:table-cell>
          <table:table-cell office:value-type="float" office:value="1523795520" calcext:value-type="float">
            <text:p>1523795520</text:p>
          </table:table-cell>
          <table:table-cell office:value-type="float" office:value="1896277752" calcext:value-type="float">
            <text:p>1896277752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7.218826123" calcext:value-type="float">
            <text:p>7,218826123</text:p>
          </table:table-cell>
          <table:table-cell office:value-type="float" office:value="1475022880" calcext:value-type="float">
            <text:p>1475022880</text:p>
          </table:table-cell>
          <table:table-cell office:value-type="float" office:value="14931009" calcext:value-type="float">
            <text:p>14931009</text:p>
          </table:table-cell>
          <table:table-cell office:value-type="float" office:value="3043243280" calcext:value-type="float">
            <text:p>3043243280</text:p>
          </table:table-cell>
          <table:table-cell office:value-type="float" office:value="4207757944" calcext:value-type="float">
            <text:p>4207757944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.086372464" calcext:value-type="float">
            <text:p>12,086372464</text:p>
          </table:table-cell>
          <table:table-cell office:value-type="float" office:value="1889707136" calcext:value-type="float">
            <text:p>1889707136</text:p>
          </table:table-cell>
          <table:table-cell office:value-type="float" office:value="24571403" calcext:value-type="float">
            <text:p>24571403</text:p>
          </table:table-cell>
          <table:table-cell office:value-type="float" office:value="4987455392" calcext:value-type="float">
            <text:p>4987455392</text:p>
          </table:table-cell>
          <table:table-cell office:value-type="float" office:value="6378848832" calcext:value-type="float">
            <text:p>6378848832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4.025461773" calcext:value-type="float">
            <text:p>24,025461773</text:p>
          </table:table-cell>
          <table:table-cell office:value-type="float" office:value="4200678104" calcext:value-type="float">
            <text:p>4200678104</text:p>
          </table:table-cell>
          <table:table-cell office:value-type="float" office:value="49405470" calcext:value-type="float">
            <text:p>49405470</text:p>
          </table:table-cell>
          <table:table-cell office:value-type="float" office:value="10038146032" calcext:value-type="float">
            <text:p>10038146032</text:p>
          </table:table-cell>
          <table:table-cell office:value-type="float" office:value="13527203848" calcext:value-type="float">
            <text:p>13527203848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852.57699371" calcext:value-type="float">
            <text:p>852,57699371</text:p>
          </table:table-cell>
          <table:table-cell office:value-type="float" office:value="6919944696" calcext:value-type="float">
            <text:p>6919944696</text:p>
          </table:table-cell>
          <table:table-cell office:value-type="float" office:value="79537165" calcext:value-type="float">
            <text:p>79537165</text:p>
          </table:table-cell>
          <table:table-cell office:value-type="float" office:value="16400478472" calcext:value-type="float">
            <text:p>16400478472</text:p>
          </table:table-cell>
          <table:table-cell office:value-type="float" office:value="27096952720" calcext:value-type="float">
            <text:p>270969527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.00.0000</text:date>, <text:time style:data-style-name="N2" text:time-value="12:13:05.86023854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0T12:46:30.888648533</dc:date>
    <meta:editing-duration>PT1H32M25S</meta:editing-duration>
    <meta:editing-cycles>6</meta:editing-cycles>
    <meta:generator>LibreOffice/6.2.8.2$Linux_X86_64 LibreOffice_project/20$Build-2</meta:generator>
    <meta:document-statistic meta:table-count="1" meta:cell-count="48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a7500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701cm" svg:y="0.403cm" chart:style-name="ch2">
          <text:p>Alloc space</text:p>
        </chart:title>
        <chart:legend chart:legend-position="bottom" svg:x="2.103cm" svg:y="11.924cm" style:legend-expansion="wide" chart:style-name="ch3"/>
        <chart:plot-area chart:style-name="ch4" table:cell-range-address="res.D2:res.D11 res.A2:res.A2 res.F2:res.F54 res.A12:res.A12 res.A22:res.A22 res.A29:res.A29 res.A35:res.A35 res.A45:res.A45" chart:data-source-has-labels="both" svg:x="1.334cm" svg:y="1.452cm" svg:width="14.346cm" svg:height="9.036cm">
          <chartooo:coordinate-region svg:x="3.627cm" svg:y="1.452cm" svg:width="11.795cm" svg:height="7.22cm"/>
          <chart:axis chart:dimension="x" chart:name="primary-x" chart:style-name="ch5" chartooo:axis-type="auto">
            <chartooo:date-scale/>
            <chart:title svg:x="7.76cm" svg:y="10.757cm" chart:style-name="ch6">
              <text:p>Объекты</text:p>
            </chart:title>
            <chart:categories table:cell-range-address="res.D2:res.D11"/>
          </chart:axis>
          <chart:axis chart:dimension="y" chart:name="primary-y" chart:style-name="ch7">
            <chart:title svg:x="0.451cm" svg:y="6.509cm" chart:style-name="ch8">
              <text:p>Байты</text:p>
            </chart:title>
            <chart:grid chart:style-name="ch9" chart:class="major"/>
          </chart:axis>
          <chart:series chart:style-name="ch10" chart:values-cell-range-address="res.F2:res.F11" chart:label-cell-address="res.A2:res.A2" chart:class="chart:line">
            <chart:data-point chart:repeated="10"/>
          </chart:series>
          <chart:series chart:style-name="ch11" chart:values-cell-range-address="res.F12:res.F21" chart:label-cell-address="res.A12:res.A12" chart:class="chart:line">
            <chart:data-point chart:repeated="10"/>
          </chart:series>
          <chart:series chart:style-name="ch12" chart:values-cell-range-address="res.F22:res.F28" chart:label-cell-address="res.A22:res.A22" chart:class="chart:line">
            <chart:data-point chart:repeated="7"/>
          </chart:series>
          <chart:series chart:style-name="ch13" chart:values-cell-range-address="res.F29:res.F34" chart:label-cell-address="res.A29:res.A29" chart:class="chart:line">
            <chart:data-point chart:repeated="6"/>
          </chart:series>
          <chart:series chart:style-name="ch14" chart:values-cell-range-address="res.F35:res.F44" chart:label-cell-address="res.A35:res.A35" chart:class="chart:line">
            <chart:data-point chart:repeated="10"/>
          </chart:series>
          <chart:series chart:style-name="ch15" chart:values-cell-range-address="res.F45:res.F54" chart:label-cell-address="res.A45:res.A45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12:res.A12</svg:desc>
                </draw:g>
              </table:table-cell>
              <table:table-cell office:value-type="string">
                <text:p>Пул воркеров (буфер заполнен)</text:p>
                <draw:g>
                  <svg:desc>res.A22:res.A22</svg:desc>
                </draw:g>
              </table:table-cell>
              <table:table-cell office:value-type="string">
                <text:p>Горутины (одновременно)</text:p>
                <draw:g>
                  <svg:desc>res.A29:res.A29</svg:desc>
                </draw:g>
              </table:table-cell>
              <table:table-cell office:value-type="string">
                <text:p>Пул воркеров (fast)</text:p>
                <draw:g>
                  <svg:desc>res.A35:res.A35</svg:desc>
                </draw:g>
              </table:table-cell>
              <table:table-cell office:value-type="string">
                <text:p>Горутины (fast)</text:p>
                <draw:g>
                  <svg:desc>res.A45:res.A45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11</svg:desc>
                </draw:g>
              </table:table-cell>
              <table:table-cell office:value-type="float" office:value="328472">
                <text:p>328472</text:p>
                <draw:g>
                  <svg:desc>res.F2:res.F11</svg:desc>
                </draw:g>
              </table:table-cell>
              <table:table-cell office:value-type="float" office:value="445608">
                <text:p>445608</text:p>
                <draw:g>
                  <svg:desc>res.F12:res.F21</svg:desc>
                </draw:g>
              </table:table-cell>
              <table:table-cell office:value-type="float" office:value="340728">
                <text:p>340728</text:p>
                <draw:g>
                  <svg:desc>res.F22:res.F28</svg:desc>
                </draw:g>
              </table:table-cell>
              <table:table-cell office:value-type="float" office:value="474040">
                <text:p>474040</text:p>
                <draw:g>
                  <svg:desc>res.F29:res.F34</svg:desc>
                </draw:g>
              </table:table-cell>
              <table:table-cell office:value-type="float" office:value="267912">
                <text:p>267912</text:p>
                <draw:g>
                  <svg:desc>res.F35:res.F44</svg:desc>
                </draw:g>
              </table:table-cell>
              <table:table-cell office:value-type="float" office:value="251320">
                <text:p>251320</text:p>
                <draw:g>
                  <svg:desc>res.F45:res.F54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118984">
                <text:p>3118984</text:p>
              </table:table-cell>
              <table:table-cell office:value-type="float" office:value="3633464">
                <text:p>3633464</text:p>
              </table:table-cell>
              <table:table-cell office:value-type="float" office:value="3194088">
                <text:p>3194088</text:p>
              </table:table-cell>
              <table:table-cell office:value-type="float" office:value="4168464">
                <text:p>4168464</text:p>
              </table:table-cell>
              <table:table-cell office:value-type="float" office:value="2503832">
                <text:p>2503832</text:p>
              </table:table-cell>
              <table:table-cell office:value-type="float" office:value="1378024">
                <text:p>137802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765832">
                <text:p>1765832</text:p>
              </table:table-cell>
              <table:table-cell office:value-type="float" office:value="3021336">
                <text:p>3021336</text:p>
              </table:table-cell>
              <table:table-cell office:value-type="float" office:value="6266096">
                <text:p>6266096</text:p>
              </table:table-cell>
              <table:table-cell office:value-type="float" office:value="33885992">
                <text:p>33885992</text:p>
              </table:table-cell>
              <table:table-cell office:value-type="float" office:value="2447416">
                <text:p>2447416</text:p>
              </table:table-cell>
              <table:table-cell office:value-type="float" office:value="3105608">
                <text:p>310560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027576">
                <text:p>1027576</text:p>
              </table:table-cell>
              <table:table-cell office:value-type="float" office:value="8037784">
                <text:p>8037784</text:p>
              </table:table-cell>
              <table:table-cell office:value-type="float" office:value="32695232">
                <text:p>32695232</text:p>
              </table:table-cell>
              <table:table-cell office:value-type="float" office:value="440675656">
                <text:p>440675656</text:p>
              </table:table-cell>
              <table:table-cell office:value-type="float" office:value="3364096">
                <text:p>3364096</text:p>
              </table:table-cell>
              <table:table-cell office:value-type="float" office:value="35994800">
                <text:p>359948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154504">
                <text:p>2154504</text:p>
              </table:table-cell>
              <table:table-cell office:value-type="float" office:value="39346584">
                <text:p>39346584</text:p>
              </table:table-cell>
              <table:table-cell office:value-type="float" office:value="80207168">
                <text:p>80207168</text:p>
              </table:table-cell>
              <table:table-cell office:value-type="float" office:value="1401355176">
                <text:p>1401355176</text:p>
              </table:table-cell>
              <table:table-cell office:value-type="float" office:value="3418752">
                <text:p>3418752</text:p>
              </table:table-cell>
              <table:table-cell office:value-type="float" office:value="169566272">
                <text:p>16956627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294024">
                <text:p>1294024</text:p>
              </table:table-cell>
              <table:table-cell office:value-type="float" office:value="61947864">
                <text:p>61947864</text:p>
              </table:table-cell>
              <table:table-cell office:value-type="float" office:value="217484456">
                <text:p>217484456</text:p>
              </table:table-cell>
              <table:table-cell office:value-type="float" office:value="4355715168">
                <text:p>4355715168</text:p>
              </table:table-cell>
              <table:table-cell office:value-type="float" office:value="2439952">
                <text:p>2439952</text:p>
              </table:table-cell>
              <table:table-cell office:value-type="float" office:value="489923488">
                <text:p>489923488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2635432">
                <text:p>2635432</text:p>
              </table:table-cell>
              <table:table-cell office:value-type="float" office:value="41465416">
                <text:p>41465416</text:p>
              </table:table-cell>
              <table:table-cell office:value-type="float" office:value="865489384">
                <text:p>865489384</text:p>
              </table:table-cell>
              <table:table-cell office:value-type="float" office:value="NaN">
                <text:p>NaN</text:p>
              </table:table-cell>
              <table:table-cell office:value-type="float" office:value="3080944">
                <text:p>3080944</text:p>
              </table:table-cell>
              <table:table-cell office:value-type="float" office:value="1475022880">
                <text:p>1475022880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488920">
                <text:p>2488920</text:p>
              </table:table-cell>
              <table:table-cell office:value-type="float" office:value="49514184">
                <text:p>49514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8608">
                <text:p>2228608</text:p>
              </table:table-cell>
              <table:table-cell office:value-type="float" office:value="1889707136">
                <text:p>1889707136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156856">
                <text:p>2156856</text:p>
              </table:table-cell>
              <table:table-cell office:value-type="float" office:value="35493256">
                <text:p>3549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6272">
                <text:p>3156272</text:p>
              </table:table-cell>
              <table:table-cell office:value-type="float" office:value="4200678104">
                <text:p>4200678104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062696">
                <text:p>3062696</text:p>
              </table:table-cell>
              <table:table-cell office:value-type="float" office:value="42826152">
                <text:p>42826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3200">
                <text:p>3153200</text:p>
              </table:table-cell>
              <table:table-cell office:value-type="float" office:value="6919944696">
                <text:p>6919944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a7500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242cm" svg:y="0.403cm" chart:style-name="ch2">
          <text:p>System memory</text:p>
        </chart:title>
        <chart:legend chart:legend-position="bottom" svg:x="2.103cm" svg:y="11.924cm" style:legend-expansion="wide" chart:style-name="ch3"/>
        <chart:plot-area chart:style-name="ch4" table:cell-range-address="res.D2:res.D11 res.A2:res.A2 res.I2:res.I54 res.A12:res.A12 res.A22:res.A22 res.A29:res.A29 res.A35:res.A35 res.A45:res.A45" chart:data-source-has-labels="both" svg:x="1.334cm" svg:y="1.452cm" svg:width="14.346cm" svg:height="9.036cm">
          <chartooo:coordinate-region svg:x="4.02cm" svg:y="1.452cm" svg:width="11.402cm" svg:height="7.22cm"/>
          <chart:axis chart:dimension="x" chart:name="primary-x" chart:style-name="ch5" chartooo:axis-type="auto">
            <chartooo:date-scale/>
            <chart:title svg:x="7.76cm" svg:y="10.757cm" chart:style-name="ch6">
              <text:p>Объекты</text:p>
            </chart:title>
            <chart:categories table:cell-range-address="res.D2:res.D11"/>
          </chart:axis>
          <chart:axis chart:dimension="y" chart:name="primary-y" chart:style-name="ch7">
            <chart:title svg:x="0.451cm" svg:y="6.509cm" chart:style-name="ch8">
              <text:p>Байты</text:p>
            </chart:title>
            <chart:grid chart:style-name="ch9" chart:class="major"/>
          </chart:axis>
          <chart:series chart:style-name="ch10" chart:values-cell-range-address="res.I2:res.I11" chart:label-cell-address="res.A2:res.A2" chart:class="chart:line">
            <chart:data-point chart:repeated="10"/>
          </chart:series>
          <chart:series chart:style-name="ch11" chart:values-cell-range-address="res.I12:res.I21" chart:label-cell-address="res.A12:res.A12" chart:class="chart:line">
            <chart:data-point chart:repeated="10"/>
          </chart:series>
          <chart:series chart:style-name="ch12" chart:values-cell-range-address="res.I22:res.I28" chart:label-cell-address="res.A22:res.A22" chart:class="chart:line">
            <chart:data-point chart:repeated="7"/>
          </chart:series>
          <chart:series chart:style-name="ch13" chart:values-cell-range-address="res.I29:res.I34" chart:label-cell-address="res.A29:res.A29" chart:class="chart:line">
            <chart:data-point chart:repeated="6"/>
          </chart:series>
          <chart:series chart:style-name="ch14" chart:values-cell-range-address="res.I35:res.I44" chart:label-cell-address="res.A35:res.A35" chart:class="chart:line">
            <chart:data-point chart:repeated="10"/>
          </chart:series>
          <chart:series chart:style-name="ch15" chart:values-cell-range-address="res.I45:res.I54" chart:label-cell-address="res.A45:res.A45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12:res.A12</svg:desc>
                </draw:g>
              </table:table-cell>
              <table:table-cell office:value-type="string">
                <text:p>Пул воркеров (буфер заполнен)</text:p>
                <draw:g>
                  <svg:desc>res.A22:res.A22</svg:desc>
                </draw:g>
              </table:table-cell>
              <table:table-cell office:value-type="string">
                <text:p>Горутины (одновременно)</text:p>
                <draw:g>
                  <svg:desc>res.A29:res.A29</svg:desc>
                </draw:g>
              </table:table-cell>
              <table:table-cell office:value-type="string">
                <text:p>Пул воркеров (fast)</text:p>
                <draw:g>
                  <svg:desc>res.A35:res.A35</svg:desc>
                </draw:g>
              </table:table-cell>
              <table:table-cell office:value-type="string">
                <text:p>Горутины (fast)</text:p>
                <draw:g>
                  <svg:desc>res.A45:res.A45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11</svg:desc>
                </draw:g>
              </table:table-cell>
              <table:table-cell office:value-type="float" office:value="262144">
                <text:p>262144</text:p>
                <draw:g>
                  <svg:desc>res.I2:res.I11</svg:desc>
                </draw:g>
              </table:table-cell>
              <table:table-cell office:value-type="float" office:value="1964280">
                <text:p>1964280</text:p>
                <draw:g>
                  <svg:desc>res.I12:res.I21</svg:desc>
                </draw:g>
              </table:table-cell>
              <table:table-cell office:value-type="float" office:value="262144">
                <text:p>262144</text:p>
                <draw:g>
                  <svg:desc>res.I22:res.I28</svg:desc>
                </draw:g>
              </table:table-cell>
              <table:table-cell office:value-type="float" office:value="524288">
                <text:p>524288</text:p>
                <draw:g>
                  <svg:desc>res.I29:res.I34</svg:desc>
                </draw:g>
              </table:table-cell>
              <table:table-cell office:value-type="float" office:value="0">
                <text:p>0</text:p>
                <draw:g>
                  <svg:desc>res.I35:res.I44</svg:desc>
                </draw:g>
              </table:table-cell>
              <table:table-cell office:value-type="float" office:value="1964280">
                <text:p>1964280</text:p>
                <draw:g>
                  <svg:desc>res.I45:res.I54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488568">
                <text:p>2488568</text:p>
              </table:table-cell>
              <table:table-cell office:value-type="float" office:value="2816248">
                <text:p>2816248</text:p>
              </table:table-cell>
              <table:table-cell office:value-type="float" office:value="2226424">
                <text:p>2226424</text:p>
              </table:table-cell>
              <table:table-cell office:value-type="float" office:value="2554104">
                <text:p>2554104</text:p>
              </table:table-cell>
              <table:table-cell office:value-type="float" office:value="2226424">
                <text:p>2226424</text:p>
              </table:table-cell>
              <table:table-cell office:value-type="float" office:value="2226424">
                <text:p>222642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143928">
                <text:p>3143928</text:p>
              </table:table-cell>
              <table:table-cell office:value-type="float" office:value="3143928">
                <text:p>3143928</text:p>
              </table:table-cell>
              <table:table-cell office:value-type="float" office:value="3668216">
                <text:p>3668216</text:p>
              </table:table-cell>
              <table:table-cell office:value-type="float" office:value="73335032">
                <text:p>73335032</text:p>
              </table:table-cell>
              <table:table-cell office:value-type="float" office:value="2881784">
                <text:p>2881784</text:p>
              </table:table-cell>
              <table:table-cell office:value-type="float" office:value="3406072">
                <text:p>340607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143928">
                <text:p>3143928</text:p>
              </table:table-cell>
              <table:table-cell office:value-type="float" office:value="3406072">
                <text:p>3406072</text:p>
              </table:table-cell>
              <table:table-cell office:value-type="float" office:value="216342776">
                <text:p>216342776</text:p>
              </table:table-cell>
              <table:table-cell office:value-type="float" office:value="1751524600">
                <text:p>1751524600</text:p>
              </table:table-cell>
              <table:table-cell office:value-type="float" office:value="3406072">
                <text:p>3406072</text:p>
              </table:table-cell>
              <table:table-cell office:value-type="float" office:value="72876280">
                <text:p>7287628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143928">
                <text:p>3143928</text:p>
              </table:table-cell>
              <table:table-cell office:value-type="float" office:value="142706936">
                <text:p>142706936</text:p>
              </table:table-cell>
              <table:table-cell office:value-type="float" office:value="713272568">
                <text:p>713272568</text:p>
              </table:table-cell>
              <table:table-cell office:value-type="float" office:value="5738986104">
                <text:p>5738986104</text:p>
              </table:table-cell>
              <table:table-cell office:value-type="float" office:value="3406072">
                <text:p>3406072</text:p>
              </table:table-cell>
              <table:table-cell office:value-type="float" office:value="493306104">
                <text:p>493306104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406072">
                <text:p>3406072</text:p>
              </table:table-cell>
              <table:table-cell office:value-type="float" office:value="282745080">
                <text:p>282745080</text:p>
              </table:table-cell>
              <table:table-cell office:value-type="float" office:value="2414443128">
                <text:p>2414443128</text:p>
              </table:table-cell>
              <table:table-cell office:value-type="float" office:value="17984307208">
                <text:p>17984307208</text:p>
              </table:table-cell>
              <table:table-cell office:value-type="float" office:value="3406072">
                <text:p>3406072</text:p>
              </table:table-cell>
              <table:table-cell office:value-type="float" office:value="1896277752">
                <text:p>1896277752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3406072">
                <text:p>3406072</text:p>
              </table:table-cell>
              <table:table-cell office:value-type="float" office:value="211441664">
                <text:p>211441664</text:p>
              </table:table-cell>
              <table:table-cell office:value-type="float" office:value="5037011032">
                <text:p>5037011032</text:p>
              </table:table-cell>
              <table:table-cell office:value-type="float" office:value="NaN">
                <text:p>NaN</text:p>
              </table:table-cell>
              <table:table-cell office:value-type="float" office:value="3406072">
                <text:p>3406072</text:p>
              </table:table-cell>
              <table:table-cell office:value-type="float" office:value="4207757944">
                <text:p>420775794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143928">
                <text:p>3143928</text:p>
              </table:table-cell>
              <table:table-cell office:value-type="float" office:value="282679544">
                <text:p>282679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6072">
                <text:p>3406072</text:p>
              </table:table-cell>
              <table:table-cell office:value-type="float" office:value="6378848832">
                <text:p>637884883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881784">
                <text:p>2881784</text:p>
              </table:table-cell>
              <table:table-cell office:value-type="float" office:value="282286328">
                <text:p>282286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6072">
                <text:p>3406072</text:p>
              </table:table-cell>
              <table:table-cell office:value-type="float" office:value="13527203848">
                <text:p>13527203848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2881784">
                <text:p>2881784</text:p>
              </table:table-cell>
              <table:table-cell office:value-type="float" office:value="282745080">
                <text:p>282745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6072">
                <text:p>3406072</text:p>
              </table:table-cell>
              <table:table-cell office:value-type="float" office:value="27096952720">
                <text:p>270969527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a7500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178cm" svg:height="16.377cm" xlink:href=".." xlink:type="simple" chart:class="chart:line" chart:style-name="ch1">
        <chart:title svg:x="12.937cm" svg:y="0.462cm" chart:style-name="ch2">
          <text:p>Время выполнения</text:p>
        </chart:title>
        <chart:legend chart:legend-position="bottom" svg:x="7.071cm" svg:y="15.328cm" style:legend-expansion="wide" chart:style-name="ch3"/>
        <chart:plot-area chart:style-name="ch4" table:cell-range-address="res.D2:res.E11 res.A2:res.A2 res.A12:res.A12 res.E12:res.E54 res.A22:res.A22 res.A29:res.A29 res.A35:res.A35 res.A45:res.A45" chart:data-source-has-labels="both" svg:x="1.617cm" svg:y="1.57cm" svg:width="27.958cm" svg:height="12.263cm">
          <chartooo:coordinate-region svg:x="2.941cm" svg:y="1.758cm" svg:width="25.844cm" svg:height="11.452cm"/>
          <chart:axis chart:dimension="x" chart:name="primary-x" chart:style-name="ch5" chartooo:axis-type="auto">
            <chartooo:date-scale/>
            <chart:title svg:x="14.849cm" svg:y="14.161cm" chart:style-name="ch6">
              <text:p>Объекты</text:p>
            </chart:title>
            <chart:categories table:cell-range-address="res.D2:res.D11"/>
          </chart:axis>
          <chart:axis chart:dimension="y" chart:name="primary-y" chart:style-name="ch7">
            <chart:title svg:x="0.451cm" svg:y="8.437cm" chart:style-name="ch8">
              <text:p>Секунды</text:p>
            </chart:title>
            <chart:grid chart:style-name="ch9" chart:class="major"/>
          </chart:axis>
          <chart:series chart:style-name="ch10" chart:values-cell-range-address="res.E2:res.E11" chart:label-cell-address="res.A2:res.A2" chart:class="chart:line">
            <chart:data-point chart:repeated="10"/>
          </chart:series>
          <chart:series chart:style-name="ch11" chart:values-cell-range-address="res.E12:res.E21" chart:label-cell-address="res.A12:res.A12" chart:class="chart:line">
            <chart:data-point chart:repeated="10"/>
          </chart:series>
          <chart:series chart:style-name="ch12" chart:values-cell-range-address="res.E22:res.E28" chart:label-cell-address="res.A22:res.A22" chart:class="chart:line">
            <chart:data-point chart:repeated="7"/>
          </chart:series>
          <chart:series chart:style-name="ch13" chart:values-cell-range-address="res.E29:res.E34" chart:label-cell-address="res.A29:res.A29" chart:class="chart:line">
            <chart:data-point chart:repeated="6"/>
          </chart:series>
          <chart:series chart:style-name="ch14" chart:values-cell-range-address="res.E35:res.E44" chart:label-cell-address="res.A35:res.A35" chart:class="chart:line">
            <chart:data-point chart:repeated="10"/>
          </chart:series>
          <chart:series chart:style-name="ch15" chart:values-cell-range-address="res.E45:res.E54" chart:label-cell-address="res.A45:res.A45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12:res.A12</svg:desc>
                </draw:g>
              </table:table-cell>
              <table:table-cell office:value-type="string">
                <text:p>Пул воркеров (буфер заполнен)</text:p>
                <draw:g>
                  <svg:desc>res.A22:res.A22</svg:desc>
                </draw:g>
              </table:table-cell>
              <table:table-cell office:value-type="string">
                <text:p>Горутины (одновременно)</text:p>
                <draw:g>
                  <svg:desc>res.A29:res.A29</svg:desc>
                </draw:g>
              </table:table-cell>
              <table:table-cell office:value-type="string">
                <text:p>Пул воркеров (fast)</text:p>
                <draw:g>
                  <svg:desc>res.A35:res.A35</svg:desc>
                </draw:g>
              </table:table-cell>
              <table:table-cell office:value-type="string">
                <text:p>Горутины (fast)</text:p>
                <draw:g>
                  <svg:desc>res.A45:res.A45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11</svg:desc>
                </draw:g>
              </table:table-cell>
              <table:table-cell office:value-type="float" office:value="0.000581638">
                <text:p>0.000581638</text:p>
                <draw:g>
                  <svg:desc>res.E2:res.E11</svg:desc>
                </draw:g>
              </table:table-cell>
              <table:table-cell office:value-type="float" office:value="0.000868596">
                <text:p>0.000868596</text:p>
                <draw:g>
                  <svg:desc>res.E12:res.E21</svg:desc>
                </draw:g>
              </table:table-cell>
              <table:table-cell office:value-type="float" office:value="0.000536793">
                <text:p>0.000536793</text:p>
                <draw:g>
                  <svg:desc>res.E22:res.E28</svg:desc>
                </draw:g>
              </table:table-cell>
              <table:table-cell office:value-type="float" office:value="0.000590777">
                <text:p>0.000590777</text:p>
                <draw:g>
                  <svg:desc>res.E29:res.E34</svg:desc>
                </draw:g>
              </table:table-cell>
              <table:table-cell office:value-type="float" office:value="0.000362675">
                <text:p>0.000362675</text:p>
                <draw:g>
                  <svg:desc>res.E35:res.E44</svg:desc>
                </draw:g>
              </table:table-cell>
              <table:table-cell office:value-type="float" office:value="0.000638916">
                <text:p>0.000638916</text:p>
                <draw:g>
                  <svg:desc>res.E45:res.E54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3885487">
                <text:p>0.003885487</text:p>
              </table:table-cell>
              <table:table-cell office:value-type="float" office:value="0.006084562">
                <text:p>0.006084562</text:p>
              </table:table-cell>
              <table:table-cell office:value-type="float" office:value="0.003256567">
                <text:p>0.003256567</text:p>
              </table:table-cell>
              <table:table-cell office:value-type="float" office:value="0.005731795">
                <text:p>0.005731795</text:p>
              </table:table-cell>
              <table:table-cell office:value-type="float" office:value="0.002036742">
                <text:p>0.002036742</text:p>
              </table:table-cell>
              <table:table-cell office:value-type="float" office:value="0.002375298">
                <text:p>0.00237529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36666036">
                <text:p>0.036666036</text:p>
              </table:table-cell>
              <table:table-cell office:value-type="float" office:value="0.077749814">
                <text:p>0.077749814</text:p>
              </table:table-cell>
              <table:table-cell office:value-type="float" office:value="0.034331658">
                <text:p>0.034331658</text:p>
              </table:table-cell>
              <table:table-cell office:value-type="float" office:value="0.050427868">
                <text:p>0.050427868</text:p>
              </table:table-cell>
              <table:table-cell office:value-type="float" office:value="0.022133145">
                <text:p>0.022133145</text:p>
              </table:table-cell>
              <table:table-cell office:value-type="float" office:value="0.026000776">
                <text:p>0.02600077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352276278">
                <text:p>0.352276278</text:p>
              </table:table-cell>
              <table:table-cell office:value-type="float" office:value="0.654633125">
                <text:p>0.654633125</text:p>
              </table:table-cell>
              <table:table-cell office:value-type="float" office:value="0.309904758">
                <text:p>0.309904758</text:p>
              </table:table-cell>
              <table:table-cell office:value-type="float" office:value="0.183841844">
                <text:p>0.183841844</text:p>
              </table:table-cell>
              <table:table-cell office:value-type="float" office:value="0.203672115">
                <text:p>0.203672115</text:p>
              </table:table-cell>
              <table:table-cell office:value-type="float" office:value="0.348691252">
                <text:p>0.34869125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183730198">
                <text:p>1.183730198</text:p>
              </table:table-cell>
              <table:table-cell office:value-type="float" office:value="2.255582149">
                <text:p>2.255582149</text:p>
              </table:table-cell>
              <table:table-cell office:value-type="float" office:value="0.994988147">
                <text:p>0.994988147</text:p>
              </table:table-cell>
              <table:table-cell office:value-type="float" office:value="0.468304183">
                <text:p>0.468304183</text:p>
              </table:table-cell>
              <table:table-cell office:value-type="float" office:value="0.692756129">
                <text:p>0.692756129</text:p>
              </table:table-cell>
              <table:table-cell office:value-type="float" office:value="1.241703142">
                <text:p>1.24170314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.550375739">
                <text:p>3.550375739</text:p>
              </table:table-cell>
              <table:table-cell office:value-type="float" office:value="6.544524292">
                <text:p>6.544524292</text:p>
              </table:table-cell>
              <table:table-cell office:value-type="float" office:value="3.010320432">
                <text:p>3.010320432</text:p>
              </table:table-cell>
              <table:table-cell office:value-type="float" office:value="21.279683628">
                <text:p>21.279683628</text:p>
              </table:table-cell>
              <table:table-cell office:value-type="float" office:value="1.824520971">
                <text:p>1.824520971</text:p>
              </table:table-cell>
              <table:table-cell office:value-type="float" office:value="3.689095773">
                <text:p>3.689095773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6.844487728">
                <text:p>6.844487728</text:p>
              </table:table-cell>
              <table:table-cell office:value-type="float" office:value="12.720148912">
                <text:p>12.720148912</text:p>
              </table:table-cell>
              <table:table-cell office:value-type="float" office:value="5.973672896">
                <text:p>5.973672896</text:p>
              </table:table-cell>
              <table:table-cell office:value-type="float" office:value="NaN">
                <text:p>NaN</text:p>
              </table:table-cell>
              <table:table-cell office:value-type="float" office:value="3.629358219">
                <text:p>3.629358219</text:p>
              </table:table-cell>
              <table:table-cell office:value-type="float" office:value="7.218826123">
                <text:p>7.21882612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1.496873484">
                <text:p>11.496873484</text:p>
              </table:table-cell>
              <table:table-cell office:value-type="float" office:value="20.462710736">
                <text:p>20.46271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1171149">
                <text:p>5.91171149</text:p>
              </table:table-cell>
              <table:table-cell office:value-type="float" office:value="12.086372464">
                <text:p>12.086372464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2.178922701">
                <text:p>22.178922701</text:p>
              </table:table-cell>
              <table:table-cell office:value-type="float" office:value="40.441293822">
                <text:p>40.44129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02607278">
                <text:p>11.902607278</text:p>
              </table:table-cell>
              <table:table-cell office:value-type="float" office:value="24.025461773">
                <text:p>24.025461773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2.529649403">
                <text:p>32.529649403</text:p>
              </table:table-cell>
              <table:table-cell office:value-type="float" office:value="60.073060964">
                <text:p>60.073060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39238578">
                <text:p>17.939238578</text:p>
              </table:table-cell>
              <table:table-cell office:value-type="float" office:value="852.57699371">
                <text:p>852.576993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701cm" svg:y="0.403cm" chart:style-name="ch2">
          <text:p>Alloc space</text:p>
        </chart:title>
        <chart:legend chart:legend-position="bottom" svg:x="4.95cm" svg:y="12.872cm" style:legend-expansion="wide" chart:style-name="ch3"/>
        <chart:plot-area chart:style-name="ch4" table:cell-range-address="res.D2:res.D11 res.A2:res.A2 res.F2:res.F21 res.A12:res.A12" chart:data-source-has-labels="both" svg:x="1.334cm" svg:y="1.452cm" svg:width="14.346cm" svg:height="9.984cm">
          <chartooo:coordinate-region svg:x="3.288cm" svg:y="1.452cm" svg:width="12.189cm" svg:height="8.168cm"/>
          <chart:axis chart:dimension="x" chart:name="primary-x" chart:style-name="ch5" chartooo:axis-type="auto">
            <chartooo:date-scale/>
            <chart:title svg:x="7.76cm" svg:y="11.705cm" chart:style-name="ch6">
              <text:p>Объекты</text:p>
            </chart:title>
            <chart:categories table:cell-range-address="res.D2:res.D11"/>
          </chart:axis>
          <chart:axis chart:dimension="y" chart:name="primary-y" chart:style-name="ch7">
            <chart:title svg:x="0.451cm" svg:y="6.983cm" chart:style-name="ch8">
              <text:p>Байты</text:p>
            </chart:title>
            <chart:grid chart:style-name="ch9" chart:class="major"/>
          </chart:axis>
          <chart:series chart:style-name="ch10" chart:values-cell-range-address="res.F2:res.F11" chart:label-cell-address="res.A2:res.A2" chart:class="chart:line">
            <chart:data-point chart:repeated="10"/>
          </chart:series>
          <chart:series chart:style-name="ch11" chart:values-cell-range-address="res.F12:res.F21" chart:label-cell-address="res.A12:res.A1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12:res.A12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11</svg:desc>
                </draw:g>
              </table:table-cell>
              <table:table-cell office:value-type="float" office:value="328472">
                <text:p>328472</text:p>
                <draw:g>
                  <svg:desc>res.F2:res.F11</svg:desc>
                </draw:g>
              </table:table-cell>
              <table:table-cell office:value-type="float" office:value="445608">
                <text:p>445608</text:p>
                <draw:g>
                  <svg:desc>res.F12:res.F21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118984">
                <text:p>3118984</text:p>
              </table:table-cell>
              <table:table-cell office:value-type="float" office:value="3633464">
                <text:p>363346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765832">
                <text:p>1765832</text:p>
              </table:table-cell>
              <table:table-cell office:value-type="float" office:value="3021336">
                <text:p>302133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027576">
                <text:p>1027576</text:p>
              </table:table-cell>
              <table:table-cell office:value-type="float" office:value="8037784">
                <text:p>803778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154504">
                <text:p>2154504</text:p>
              </table:table-cell>
              <table:table-cell office:value-type="float" office:value="39346584">
                <text:p>39346584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294024">
                <text:p>1294024</text:p>
              </table:table-cell>
              <table:table-cell office:value-type="float" office:value="61947864">
                <text:p>61947864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2635432">
                <text:p>2635432</text:p>
              </table:table-cell>
              <table:table-cell office:value-type="float" office:value="41465416">
                <text:p>4146541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488920">
                <text:p>2488920</text:p>
              </table:table-cell>
              <table:table-cell office:value-type="float" office:value="49514184">
                <text:p>49514184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156856">
                <text:p>2156856</text:p>
              </table:table-cell>
              <table:table-cell office:value-type="float" office:value="35493256">
                <text:p>35493256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062696">
                <text:p>3062696</text:p>
              </table:table-cell>
              <table:table-cell office:value-type="float" office:value="42826152">
                <text:p>428261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242cm" svg:y="0.403cm" chart:style-name="ch2">
          <text:p>System memory</text:p>
        </chart:title>
        <chart:legend chart:legend-position="bottom" svg:x="4.95cm" svg:y="12.872cm" style:legend-expansion="wide" chart:style-name="ch3"/>
        <chart:plot-area chart:style-name="ch4" table:cell-range-address="res.D2:res.D11 res.A2:res.A2 res.I2:res.I21 res.A12:res.A12" chart:data-source-has-labels="both" svg:x="1.334cm" svg:y="1.452cm" svg:width="14.346cm" svg:height="9.984cm">
          <chartooo:coordinate-region svg:x="3.43cm" svg:y="1.452cm" svg:width="11.992cm" svg:height="8.167cm"/>
          <chart:axis chart:dimension="x" chart:name="primary-x" chart:style-name="ch5" chartooo:axis-type="auto">
            <chartooo:date-scale/>
            <chart:title svg:x="7.76cm" svg:y="11.705cm" chart:style-name="ch6">
              <text:p>Объекты</text:p>
            </chart:title>
            <chart:categories table:cell-range-address="res.D2:res.D11"/>
          </chart:axis>
          <chart:axis chart:dimension="y" chart:name="primary-y" chart:style-name="ch7">
            <chart:title svg:x="0.451cm" svg:y="6.983cm" chart:style-name="ch8">
              <text:p>Байты</text:p>
            </chart:title>
            <chart:grid chart:style-name="ch9" chart:class="major"/>
          </chart:axis>
          <chart:series chart:style-name="ch10" chart:values-cell-range-address="res.I2:res.I11" chart:label-cell-address="res.A2:res.A2" chart:class="chart:line">
            <chart:data-point chart:repeated="10"/>
          </chart:series>
          <chart:series chart:style-name="ch11" chart:values-cell-range-address="res.I12:res.I21" chart:label-cell-address="res.A12:res.A1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12:res.A12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11</svg:desc>
                </draw:g>
              </table:table-cell>
              <table:table-cell office:value-type="float" office:value="262144">
                <text:p>262144</text:p>
                <draw:g>
                  <svg:desc>res.I2:res.I11</svg:desc>
                </draw:g>
              </table:table-cell>
              <table:table-cell office:value-type="float" office:value="1964280">
                <text:p>1964280</text:p>
                <draw:g>
                  <svg:desc>res.I12:res.I21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488568">
                <text:p>2488568</text:p>
              </table:table-cell>
              <table:table-cell office:value-type="float" office:value="2816248">
                <text:p>281624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143928">
                <text:p>3143928</text:p>
              </table:table-cell>
              <table:table-cell office:value-type="float" office:value="3143928">
                <text:p>314392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143928">
                <text:p>3143928</text:p>
              </table:table-cell>
              <table:table-cell office:value-type="float" office:value="3406072">
                <text:p>340607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143928">
                <text:p>3143928</text:p>
              </table:table-cell>
              <table:table-cell office:value-type="float" office:value="142706936">
                <text:p>142706936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406072">
                <text:p>3406072</text:p>
              </table:table-cell>
              <table:table-cell office:value-type="float" office:value="282745080">
                <text:p>282745080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3406072">
                <text:p>3406072</text:p>
              </table:table-cell>
              <table:table-cell office:value-type="float" office:value="211441664">
                <text:p>21144166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143928">
                <text:p>3143928</text:p>
              </table:table-cell>
              <table:table-cell office:value-type="float" office:value="282679544">
                <text:p>282679544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881784">
                <text:p>2881784</text:p>
              </table:table-cell>
              <table:table-cell office:value-type="float" office:value="282286328">
                <text:p>282286328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2881784">
                <text:p>2881784</text:p>
              </table:table-cell>
              <table:table-cell office:value-type="float" office:value="282745080">
                <text:p>2827450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44cm" svg:height="13.547cm" xlink:href=".." xlink:type="simple" chart:class="chart:line" chart:style-name="ch1">
        <chart:title svg:x="5.77cm" svg:y="0.405cm" chart:style-name="ch2">
          <text:p>Время выполнения</text:p>
        </chart:title>
        <chart:legend chart:legend-position="bottom" svg:x="4.872cm" svg:y="12.972cm" style:legend-expansion="wide" chart:style-name="ch3"/>
        <chart:plot-area chart:style-name="ch4" table:cell-range-address="res.D2:res.E11 res.A2:res.A2 res.A12:res.A12 res.E12:res.E21" chart:data-source-has-labels="both" svg:x="1.33cm" svg:y="1.456cm" svg:width="14.198cm" svg:height="10.078cm">
          <chartooo:coordinate-region svg:x="2.654cm" svg:y="1.456cm" svg:width="12.743cm" svg:height="8.262cm"/>
          <chart:axis chart:dimension="x" chart:name="primary-x" chart:style-name="ch5" chartooo:axis-type="auto">
            <chartooo:date-scale/>
            <chart:title svg:x="7.682cm" svg:y="11.805cm" chart:style-name="ch6">
              <text:p>Объекты</text:p>
            </chart:title>
            <chart:categories table:cell-range-address="res.D2:res.D11"/>
          </chart:axis>
          <chart:axis chart:dimension="y" chart:name="primary-y" chart:style-name="ch7">
            <chart:title svg:x="0.451cm" svg:y="7.231cm" chart:style-name="ch8">
              <text:p>Секунды</text:p>
            </chart:title>
            <chart:grid chart:style-name="ch9" chart:class="major"/>
          </chart:axis>
          <chart:series chart:style-name="ch10" chart:values-cell-range-address="res.E2:res.E11" chart:label-cell-address="res.A2:res.A2" chart:class="chart:line">
            <chart:data-point chart:repeated="10"/>
          </chart:series>
          <chart:series chart:style-name="ch11" chart:values-cell-range-address="res.E12:res.E21" chart:label-cell-address="res.A12:res.A1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12:res.A12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11</svg:desc>
                </draw:g>
              </table:table-cell>
              <table:table-cell office:value-type="float" office:value="0.000581638">
                <text:p>0.000581638</text:p>
                <draw:g>
                  <svg:desc>res.E2:res.E11</svg:desc>
                </draw:g>
              </table:table-cell>
              <table:table-cell office:value-type="float" office:value="0.000868596">
                <text:p>0.000868596</text:p>
                <draw:g>
                  <svg:desc>res.E12:res.E21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3885487">
                <text:p>0.003885487</text:p>
              </table:table-cell>
              <table:table-cell office:value-type="float" office:value="0.006084562">
                <text:p>0.00608456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36666036">
                <text:p>0.036666036</text:p>
              </table:table-cell>
              <table:table-cell office:value-type="float" office:value="0.077749814">
                <text:p>0.07774981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352276278">
                <text:p>0.352276278</text:p>
              </table:table-cell>
              <table:table-cell office:value-type="float" office:value="0.654633125">
                <text:p>0.65463312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183730198">
                <text:p>1.183730198</text:p>
              </table:table-cell>
              <table:table-cell office:value-type="float" office:value="2.255582149">
                <text:p>2.25558214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.550375739">
                <text:p>3.550375739</text:p>
              </table:table-cell>
              <table:table-cell office:value-type="float" office:value="6.544524292">
                <text:p>6.544524292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6.844487728">
                <text:p>6.844487728</text:p>
              </table:table-cell>
              <table:table-cell office:value-type="float" office:value="12.720148912">
                <text:p>12.72014891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1.496873484">
                <text:p>11.496873484</text:p>
              </table:table-cell>
              <table:table-cell office:value-type="float" office:value="20.462710736">
                <text:p>20.462710736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2.178922701">
                <text:p>22.178922701</text:p>
              </table:table-cell>
              <table:table-cell office:value-type="float" office:value="40.441293822">
                <text:p>40.441293822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2.529649403">
                <text:p>32.529649403</text:p>
              </table:table-cell>
              <table:table-cell office:value-type="float" office:value="60.073060964">
                <text:p>60.0730609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